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Heading_20_4">
      <style:text-properties style:font-name="Arial1"/>
    </style:style>
    <style:style style:name="P3" style:family="paragraph" style:parent-style-name="Heading_20_4">
      <style:text-properties style:font-name="Arial1" fo:font-size="12pt" style:font-size-asian="12pt" style:font-size-complex="12pt"/>
    </style:style>
    <style:style style:name="P4" style:family="paragraph" style:parent-style-name="Heading_20_4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27" style:family="paragraph" style:parent-style-name="Text_20_body">
      <style:text-properties style:font-name="Arial1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sumo do documento sobre Sistemas de Tipos</text:h>
      <text:h text:style-name="P4" text:outline-level="4">1. Definição e Propósito</text:h>
      <text:list text:style-name="L1">
        <text:list-item>
          <text:p text:style-name="P8"><text:span text:style-name="Strong_20_Emphasis"><text:span text:style-name="T2">Sistema de tipos</text:span></text:span><text:span text:style-name="T2">: Conjunto de regras para atribuição de tipos a diferentes partes de um programa, permitindo a verificação e inferência de tipos.</text:span></text:p>
        </text:list-item>
        <text:list-item>
          <text:p text:style-name="P7"><text:span text:style-name="Strong_20_Emphasis"><text:span text:style-name="T2">Verificador de tipos</text:span></text:span><text:span text:style-name="T2">: Implementa o sistema de tipos, baseando-se nas construções sintáticas e regras da linguagem de programação.</text:span></text:p>
        </text:list-item>
      </text:list>
      <text:h text:style-name="P3" text:outline-level="4">2. Monomorfismo</text:h>
      <text:list text:style-name="L2">
        <text:list-item>
          <text:p text:style-name="P10"><text:span text:style-name="Strong_20_Emphasis"><text:span text:style-name="T2">Monomorfismo</text:span></text:span><text:span text:style-name="T2">: Cada entidade (constante, variável, resultado de função, parâmetro formal) deve ter um tipo específico.</text:span></text:p>
          <text:list>
            <text:list-item>
              <text:p text:style-name="P10"><text:span text:style-name="Strong_20_Emphasis"><text:span text:style-name="T2">Vantagens</text:span></text:span><text:span text:style-name="T2">: Simplicidade na verificação de tipos.</text:span></text:p>
            </text:list-item>
            <text:list-item>
              <text:p text:style-name="P9"><text:span text:style-name="Strong_20_Emphasis"><text:span text:style-name="T2">Desvantagens</text:span></text:span><text:span text:style-name="T2">: Dificulta a reutilização de código devido à falta de generalidade.</text:span></text:p>
            </text:list-item>
          </text:list>
        </text:list-item>
      </text:list>
      <text:h text:style-name="P3" text:outline-level="4">3. Sobrecarga</text:h>
      <text:list text:style-name="L3">
        <text:list-item>
          <text:p text:style-name="P12"><text:span text:style-name="Strong_20_Emphasis"><text:span text:style-name="T2">Sobrecarga (Polimorfismo ad-hoc)</text:span></text:span><text:span text:style-name="T2">: Um identificador ou operador pode estar associado a múltiplas entidades.</text:span></text:p>
          <text:list>
            <text:list-item>
              <text:p text:style-name="P12"><text:span text:style-name="Strong_20_Emphasis"><text:span text:style-name="T2">Independente de contexto</text:span></text:span><text:span text:style-name="T2">: As funções sobrecarregadas têm parâmetros de tipos distintos.</text:span></text:p>
            </text:list-item>
            <text:list-item>
              <text:p text:style-name="P11"><text:span text:style-name="Strong_20_Emphasis"><text:span text:style-name="T2">Dependente de contexto</text:span></text:span><text:span text:style-name="T2">: As funções podem ser distinguidas pelo contexto, mas isso pode causar ambiguidades.</text:span></text:p>
            </text:list-item>
          </text:list>
        </text:list-item>
      </text:list>
      <text:h text:style-name="P3" text:outline-level="4">4. Polimorfismo</text:h>
      <text:list text:style-name="L4">
        <text:list-item>
          <text:p text:style-name="P13"><text:span text:style-name="Strong_20_Emphasis"><text:span text:style-name="T2">Polimorfismo paramétrico</text:span></text:span><text:span text:style-name="T2">: Abstrações que operam uniformemente sobre valores de diferentes tipos, como funções em ML que podem aceitar qualquer tipo.</text:span></text:p>
        </text:list-item>
      </text:list>
      <text:h text:style-name="P3" text:outline-level="4">5. Tipos Parametrizados e Politipos</text:h>
      <text:list text:style-name="L5">
        <text:list-item>
          <text:p text:style-name="P15"><text:span text:style-name="Strong_20_Emphasis"><text:span text:style-name="T2">Tipos parametrizados</text:span></text:span><text:span text:style-name="T2">: Tipos que aceitam outros tipos como parâmetros (ex.: </text:span><text:span text:style-name="Source_20_Text"><text:span text:style-name="T2">array</text:span></text:span><text:span text:style-name="T2"> em Pascal).</text:span></text:p>
        </text:list-item>
        <text:list-item>
          <text:p text:style-name="P14"><text:span text:style-name="Strong_20_Emphasis"><text:span text:style-name="T2">Politipos</text:span></text:span><text:span text:style-name="T2">: Tipos que contêm variáveis de tipo, permitindo criar famílias de tipos através da substituição de variáveis de tipo.</text:span></text:p>
        </text:list-item>
      </text:list>
      <text:h text:style-name="P3" text:outline-level="4">6. Inferência de Tipo</text:h>
      <text:list text:style-name="L6">
        <text:list-item>
          <text:p text:style-name="P17"><text:span text:style-name="Strong_20_Emphasis"><text:span text:style-name="T2">Inferência de tipo monomórfico</text:span></text:span><text:span text:style-name="T2">: O tipo é inferido automaticamente com base no contexto (ex.: </text:span><text:span text:style-name="Source_20_Text"><text:span text:style-name="T2">fun par(n) = (n mod 2 = 0)</text:span></text:span><text:span text:style-name="T2"> em ML).</text:span></text:p>
        </text:list-item>
        <text:list-item>
          <text:p text:style-name="P16"><text:span text:style-name="Strong_20_Emphasis"><text:span text:style-name="T2">Inferência de tipo polimórfico</text:span></text:span><text:span text:style-name="T2">: Produz politipos quando necessário (ex.: função </text:span><text:span text:style-name="Source_20_Text"><text:span text:style-name="T2">length</text:span></text:span><text:span text:style-name="T2"> em ML).</text:span></text:p>
        </text:list-item>
      </text:list>
      <text:h text:style-name="P3" text:outline-level="4">7. Coerção</text:h>
      <text:list text:style-name="L7">
        <text:list-item>
          <text:p text:style-name="P18"><text:span text:style-name="Strong_20_Emphasis"><text:span text:style-name="T2">Coerção</text:span></text:span><text:span text:style-name="T2">: Mapeamento implícito de valores de um tipo para outro. Apesar de prática, pode causar problemas com sobrecarga e polimorfismo.</text:span></text:p>
        </text:list-item>
      </text:list>
      <text:h text:style-name="P3" text:outline-level="4"><text:soft-page-break/>8. Subtipos e Herança</text:h>
      <text:list text:style-name="L8">
        <text:list-item>
          <text:p text:style-name="P20"><text:span text:style-name="Strong_20_Emphasis"><text:span text:style-name="T2">Subtipos</text:span></text:span><text:span text:style-name="T2">: Permitem que subtipos herdem operações de seus supertipos, conhecidos como polimorfismo de inclusão.</text:span></text:p>
          <text:list>
            <text:list-item>
              <text:p text:style-name="P19"><text:span text:style-name="Strong_20_Emphasis"><text:span text:style-name="T2">Herança</text:span></text:span><text:span text:style-name="T2">: Em programação orientada a objetos, subtipos herdam todas as operações associadas aos seus supertipos.</text:span></text:p>
            </text:list-item>
          </text:list>
        </text:list-item>
      </text:list>
      <text:h text:style-name="P1" text:outline-level="3">Resumo do documento sobre Sequenciadores</text:h>
      <text:h text:style-name="P2" text:outline-level="4">Definição</text:h>
      <text:list text:style-name="L9">
        <text:list-item>
          <text:p text:style-name="P21"><text:span text:style-name="Strong_20_Emphasis"><text:span text:style-name="T1">Sequenciadores</text:span></text:span><text:span text:style-name="T1">: Construções que alteram o fluxo de controle normal de um programa, permitindo a programação de fluxos de controle mais genéricos.</text:span></text:p>
        </text:list-item>
      </text:list>
      <text:h text:style-name="P2" text:outline-level="4">Tipos de Sequenciadores</text:h>
      <text:list text:style-name="L10">
        <text:list-item>
          <text:p text:style-name="P22"><text:span text:style-name="Strong_20_Emphasis"><text:span text:style-name="T1">Saltos (Jumps)</text:span></text:span></text:p>
          <text:list>
            <text:list-item>
              <text:p text:style-name="P23"><text:span text:style-name="Strong_20_Emphasis"><text:span text:style-name="T1">Comandos</text:span></text:span><text:span text:style-name="T1">: Simples, sequenciais, condicionais e iterativos possuem uma única entrada e saída.</text:span></text:p>
            </text:list-item>
            <text:list-item>
              <text:p text:style-name="P23"><text:span text:style-name="Strong_20_Emphasis"><text:span text:style-name="T1">Saltos</text:span></text:span><text:span text:style-name="T1">: Transferência explícita de controle de um ponto do programa para outro, comumente usando </text:span><text:span text:style-name="Source_20_Text"><text:span text:style-name="T1">goto</text:span></text:span><text:span text:style-name="T1">.</text:span></text:p>
            </text:list-item>
            <text:list-item>
              <text:p text:style-name="P23"><text:span text:style-name="Strong_20_Emphasis"><text:span text:style-name="T1">Exemplos</text:span></text:span><text:span text:style-name="T1">: Sequências de execução com saltos mostram como o controle pode ser transferido usando labels e condições.</text:span></text:p>
            </text:list-item>
            <text:list-item>
              <text:p text:style-name="P23"><text:span text:style-name="Strong_20_Emphasis"><text:span text:style-name="T1">Vantagens</text:span></text:span><text:span text:style-name="T1">: Fáceis de usar, genéricos e eficientes.</text:span></text:p>
            </text:list-item>
            <text:list-item>
              <text:p text:style-name="P23"><text:span text:style-name="Strong_20_Emphasis"><text:span text:style-name="T1">Desvantagens</text:span></text:span><text:span text:style-name="T1">: Podem levar a código de difícil leitura e manutenção, conhecido como "código espaguete".</text:span></text:p>
            </text:list-item>
            <text:list-item>
              <text:p text:style-name="P23"><text:span text:style-name="Strong_20_Emphasis"><text:span text:style-name="T1">Restrições em LPs</text:span></text:span><text:span text:style-name="T1">: Algumas linguagens como Pascal impõem restrições ao uso de </text:span><text:span text:style-name="Source_20_Text"><text:span text:style-name="T1">goto</text:span></text:span><text:span text:style-name="T1"> para melhorar a legibilidade e manutenção do código.</text:span></text:p>
            </text:list-item>
          </text:list>
        </text:list-item>
        <text:list-item>
          <text:p text:style-name="P22"><text:span text:style-name="Strong_20_Emphasis"><text:span text:style-name="T1">Escapes</text:span></text:span></text:p>
          <text:list>
            <text:list-item>
              <text:p text:style-name="P23"><text:span text:style-name="Strong_20_Emphasis"><text:span text:style-name="T1">Definição</text:span></text:span><text:span text:style-name="T1">: Sequenciador que termina a execução de um comando textualmente fechado, transferindo controle para a saída do comando.</text:span></text:p>
            </text:list-item>
            <text:list-item>
              <text:p text:style-name="P23"><text:span text:style-name="Strong_20_Emphasis"><text:span text:style-name="T1">Exemplos</text:span></text:span><text:span text:style-name="T1">: Comandos </text:span><text:span text:style-name="Source_20_Text"><text:span text:style-name="T1">break</text:span></text:span><text:span text:style-name="T1"> e </text:span><text:span text:style-name="Source_20_Text"><text:span text:style-name="T1">continue</text:span></text:span><text:span text:style-name="T1"> em loops (</text:span><text:span text:style-name="Source_20_Text"><text:span text:style-name="T1">while</text:span></text:span><text:span text:style-name="T1">, </text:span><text:span text:style-name="Source_20_Text"><text:span text:style-name="T1">do-while</text:span></text:span><text:span text:style-name="T1">).</text:span></text:p>
            </text:list-item>
            <text:list-item>
              <text:p text:style-name="P23"><text:span text:style-name="Strong_20_Emphasis"><text:span text:style-name="T1">Tipos</text:span></text:span><text:span text:style-name="T1">: </text:span><text:span text:style-name="Source_20_Text"><text:span text:style-name="T1">return</text:span></text:span><text:span text:style-name="T1"> finaliza procedimentos e </text:span><text:span text:style-name="Source_20_Text"><text:span text:style-name="T1">halt</text:span></text:span><text:span text:style-name="T1"> termina a execução do programa.</text:span></text:p>
            </text:list-item>
          </text:list>
        </text:list-item>
        <text:list-item>
          <text:p text:style-name="P22"><text:span text:style-name="Strong_20_Emphasis"><text:span text:style-name="T1">Exceções (Exceptions)</text:span></text:span></text:p>
          <text:list>
            <text:list-item>
              <text:p text:style-name="P23"><text:span text:style-name="Strong_20_Emphasis"><text:span text:style-name="T1">Situações excepcionais</text:span></text:span><text:span text:style-name="T1">: Acontecem em operações como overflow, divisão por zero, falhas de I/O, onde o programa não pode continuar normalmente.</text:span></text:p>
            </text:list-item>
            <text:list-item>
              <text:p text:style-name="P23"><text:span text:style-name="Strong_20_Emphasis"><text:span text:style-name="T1">Tratamento</text:span></text:span><text:span text:style-name="T1">:</text:span></text:p>
              <text:list>
                <text:list-item>
                  <text:p text:style-name="P23"><text:span text:style-name="Strong_20_Emphasis"><text:span text:style-name="T1">Interrupção do programa</text:span></text:span><text:span text:style-name="T1">: Abordagem inflexível que compromete a modularidade.</text:span></text:p>
                </text:list-item>
                <text:list-item>
                  <text:p text:style-name="P23"><text:span text:style-name="Strong_20_Emphasis"><text:span text:style-name="T1">Tratadores de exceção</text:span></text:span><text:span text:style-name="T1">: Parte do programa que lida com condições excepcionais, melhorando a robustez.</text:span></text:p>
                </text:list-item>
              </text:list>
            </text:list-item>
            <text:list-item>
              <text:p text:style-name="P23"><text:span text:style-name="Strong_20_Emphasis"><text:span text:style-name="T1">Técnicas</text:span></text:span><text:span text:style-name="T1">:</text:span></text:p>
              <text:list>
                <text:list-item>
                  <text:p text:style-name="P22"><text:span text:style-name="Strong_20_Emphasis"><text:span text:style-name="T1">Códigos de resultado</text:span></text:span><text:span text:style-name="T1">: Variáveis que indicam o sucesso ou falha de uma operação.</text:span></text:p>
                </text:list-item>
              </text:list>
            </text:list-item>
          </text:list>
        </text:list-item>
      </text:list>
      <text:p text:style-name="P26"><text:span text:style-name="Strong_20_Emphasis"><text:tab/>- Importância</text:span>: Permite que o código lidere com erros de forma organizada, evitando a interrupção abrupta do programa e mantendo a modularidade.</text:p>
      <text:h text:style-name="P2" text:outline-level="4"><text:soft-page-break/>Impacto dos Sequenciadores</text:h>
      <text:list text:style-name="L12">
        <text:list-item>
          <text:p text:style-name="P25"><text:span text:style-name="Strong_20_Emphasis"><text:span text:style-name="T1">Alteração da semântica</text:span></text:span><text:span text:style-name="T1">: Sequenciadores podem alterar a ordem de execução de comandos, introduzindo complexidade e dificultando a previsão do fluxo de controle.</text:span></text:p>
        </text:list-item>
        <text:list-item>
          <text:p text:style-name="P24"><text:span text:style-name="Strong_20_Emphasis"><text:span text:style-name="T1">Desafios</text:span></text:span><text:span text:style-name="T1">: Saltos para fora de blocos e o gerenciamento de variáveis locais ou ativações de procedimentos recursivos.</text:span></text:p>
        </text:list-item>
      </text:list>
      <text:p text:style-name="P5"/>
      <text:p text:style-name="P5"><text:span text:style-name="T4">Resumo do documento sobre Considerações Finais em Linguagens de Programação</text:span> </text:p>
      <text:p text:style-name="P5"/>
      <text:h text:style-name="P4" text:outline-level="4">Pergunta Principal: "Qual Linguagem de Programação devo utilizar?"</text:h>
      <text:h text:style-name="P2" text:outline-level="4">Critérios Inadequados</text:h>
      <text:list text:style-name="L13">
        <text:list-item>
          <text:p text:style-name="P29"><text:span text:style-name="Strong_20_Emphasis"><text:span text:style-name="T1">Fanatismo</text:span></text:span><text:span text:style-name="T1">: Escolha baseada em gosto pessoal ou entusiasmo sem fundamento técnico.</text:span></text:p>
        </text:list-item>
        <text:list-item>
          <text:p text:style-name="P29"><text:span text:style-name="Strong_20_Emphasis"><text:span text:style-name="T1">Preconceito</text:span></text:span><text:span text:style-name="T1">: Rejeição sem justificativa técnica.</text:span></text:p>
        </text:list-item>
        <text:list-item>
          <text:p text:style-name="P29"><text:span text:style-name="Strong_20_Emphasis"><text:span text:style-name="T1">Inércia</text:span></text:span><text:span text:style-name="T1">: Resistente à mudança devido à dificuldade de aprender algo novo.</text:span></text:p>
        </text:list-item>
        <text:list-item>
          <text:p text:style-name="P29"><text:span text:style-name="Strong_20_Emphasis"><text:span text:style-name="T1">Medo de mudar</text:span></text:span><text:span text:style-name="T1">: Preferência pela familiaridade em detrimento de inovação.</text:span></text:p>
        </text:list-item>
        <text:list-item>
          <text:p text:style-name="P29"><text:span text:style-name="Strong_20_Emphasis"><text:span text:style-name="T1">Modismo</text:span></text:span><text:span text:style-name="T1">: Escolha influenciada por tendências populares.</text:span></text:p>
        </text:list-item>
        <text:list-item>
          <text:p text:style-name="P29"><text:span text:style-name="Strong_20_Emphasis"><text:span text:style-name="T1">Pressão comercial/mercado</text:span></text:span><text:span text:style-name="T1">: Adoção de uma linguagem porque uma empresa influente a utiliza.</text:span></text:p>
        </text:list-item>
        <text:list-item>
          <text:p text:style-name="P28"><text:span text:style-name="Strong_20_Emphasis"><text:span text:style-name="T1">Conformismo/Segurança</text:span></text:span><text:span text:style-name="T1">: Escolha baseada na segurança de emprego.</text:span></text:p>
        </text:list-item>
      </text:list>
      <text:h text:style-name="P2" text:outline-level="4">Critérios Adequados</text:h>
      <text:p text:style-name="P27">Os critérios para a escolha de uma linguagem de programação devem ser técnicos e financeiros:</text:p>
      <text:list text:style-name="L14">
        <text:list-item>
          <text:p text:style-name="P31"><text:span text:style-name="Strong_20_Emphasis"><text:span text:style-name="T1">Escala</text:span></text:span><text:span text:style-name="T1">: Adequada para programação de grande porte.</text:span></text:p>
        </text:list-item>
        <text:list-item>
          <text:p text:style-name="P31"><text:span text:style-name="Strong_20_Emphasis"><text:span text:style-name="T1">Modularidade</text:span></text:span><text:span text:style-name="T1">: Beneficia tanto o usuário quanto o programador.</text:span></text:p>
        </text:list-item>
        <text:list-item>
          <text:p text:style-name="P31"><text:span text:style-name="Strong_20_Emphasis"><text:span text:style-name="T1">Reusabilidade</text:span></text:span><text:span text:style-name="T1">: Facilita o reuso efetivo de código.</text:span></text:p>
        </text:list-item>
        <text:list-item>
          <text:p text:style-name="P31"><text:span text:style-name="Strong_20_Emphasis"><text:span text:style-name="T1">Portabilidade</text:span></text:span><text:span text:style-name="T1">: Capacidade de se adaptar a diferentes plataformas sem grandes alterações.</text:span></text:p>
        </text:list-item>
        <text:list-item>
          <text:p text:style-name="P31"><text:span text:style-name="Strong_20_Emphasis"><text:span text:style-name="T1">Nível de Abstração</text:span></text:span><text:span text:style-name="T1">: Apropriado para o tipo de aplicação, seja em nível de bits ou estruturas de dados mais abstratas.</text:span></text:p>
        </text:list-item>
        <text:list-item>
          <text:p text:style-name="P31"><text:span text:style-name="Strong_20_Emphasis"><text:span text:style-name="T1">Confiabilidade</text:span></text:span><text:span text:style-name="T1">: Eficiência na detecção e correção de erros.</text:span></text:p>
        </text:list-item>
        <text:list-item>
          <text:p text:style-name="P31"><text:span text:style-name="Strong_20_Emphasis"><text:span text:style-name="T1">Eficiência</text:span></text:span><text:span text:style-name="T1">: Desempenho rápido e eficaz.</text:span></text:p>
        </text:list-item>
        <text:list-item>
          <text:p text:style-name="P31"><text:span text:style-name="Strong_20_Emphasis"><text:span text:style-name="T1">Legibilidade</text:span></text:span><text:span text:style-name="T1">: Sintaxe clara e fácil de entender.</text:span></text:p>
        </text:list-item>
        <text:list-item>
          <text:p text:style-name="P31"><text:span text:style-name="Strong_20_Emphasis"><text:span text:style-name="T1">Modelagem de Dados</text:span></text:span><text:span text:style-name="T1">: Suporte adequado a tipos e operações que favorecem as entidades implementadas.</text:span></text:p>
        </text:list-item>
        <text:list-item>
          <text:p text:style-name="P31"><text:span text:style-name="Strong_20_Emphasis"><text:span text:style-name="T1">Modelagem de Processos</text:span></text:span><text:span text:style-name="T1">: Construções que favorecem processos concorrentes e sequenciais.</text:span></text:p>
        </text:list-item>
        <text:list-item>
          <text:p text:style-name="P31"><text:span text:style-name="Strong_20_Emphasis"><text:span text:style-name="T1">Disponibilidade de Ferramentas</text:span></text:span><text:span text:style-name="T1">: Compiladores e outras ferramentas de suporte.</text:span></text:p>
        </text:list-item>
        <text:list-item>
          <text:p text:style-name="P30"><text:span text:style-name="Strong_20_Emphasis"><text:span text:style-name="T1">Familiaridade</text:span></text:span><text:span text:style-name="T1">: Tempo de aprendizado compensador.</text:span></text:p>
        </text:list-item>
      </text:list>
      <text:h text:style-name="P2" text:outline-level="4"><text:soft-page-break/>Tendências em Linguagens de Programação</text:h>
      <text:list text:style-name="L15">
        <text:list-item>
          <text:p text:style-name="P33"><text:span text:style-name="Strong_20_Emphasis"><text:span text:style-name="T1">Proliferação de Linguagens</text:span></text:span><text:span text:style-name="T1">: Aumento na quantidade e diversidade de linguagens devido à variação de sintaxe e semântica e à concorrência entre projetistas e implementadores.</text:span></text:p>
        </text:list-item>
        <text:list-item>
          <text:p text:style-name="P32"><text:span text:style-name="Strong_20_Emphasis"><text:span text:style-name="T1">Ampliação de Paradigmas de Programação</text:span></text:span><text:span text:style-name="T1">: Evolução para abordar novos tipos de problemas com maior nível de abstração e diversidade na comunicação com programas (inputs e outputs)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19:15:41.004000000</meta:creation-date>
    <dc:date>2024-06-23T19:23:08.714000000</dc:date>
    <meta:editing-duration>PT7M27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4" meta:paragraph-count="78" meta:word-count="886" meta:character-count="5973" meta:non-whitespace-character-count="5221"/>
  </office:meta>
</office:document-meta>
</file>